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NÁLISIS UNIVERSITARIO DE SISTEMAS INFORMÁTICOS</text:h>
      <text:h text:style-name="Heading_20_2" text:outline-level="2">ORGANIZACIÓN Y ANÁLISIS DE SISTEMAS</text:h>
      <text:h text:style-name="Heading_20_6" text:outline-level="6">PROFESOR/ES: VILLAGRA, FERNANDO</text:h>
      <text:h text:style-name="Heading_20_6" text:outline-level="6">AÑO: 2020</text:h>
      <text:h text:style-name="Heading_20_5" text:outline-level="5">CONTENIDOS</text:h>
      <text:h text:style-name="Heading_20_1" text:outline-level="1">UNIDAD DIDÁCTICA N° 1 - ORGANIZACIÓN Y PENSAMIENTO ADMINISTRATIVO</text:h>
      <text:p text:style-name="First_20_paragraph">Historia, del pensamiento administrativo. La administración, su cronología y evolución. Civilizaciones antiguas. Período medieval. Inicios de la administración. Administración científica. Siglo XX. Filósofos. Teoría general. Período contemporáneo.</text:p>
      <text:h text:style-name="Heading_20_4" text:outline-level="4">¿Qué es una organización?</text:h>
      <text:h text:style-name="Heading_20_4" text:outline-level="4">¿Cómo evolucionaron las organizaciones y el pensamiento administrativo?</text:h>
      <text:h text:style-name="Heading_20_5" text:outline-level="5">Bibliografía:</text:h>
      <text:p text:style-name="First_20_paragraph">Claude George – Lourdes Alvarez - “Historia del Pensamiento Administrativo” - Prentice - Hall -1a edición -1972 – 2a edición 2005</text:p>
      <text:h text:style-name="Heading_20_1" text:outline-level="1">UNIDAD DIDÁCTICA N° 2 - ORGANIZACIÓN Y ADMINISTRACIÓN DE EMPRESAS</text:h>
      <text:p text:style-name="First_20_paragraph">Empresas, Concepto, objetivos, evolución, recursos y tipos. Procesos. Organización formal e informal. Elementos de la organización formal. Estructura, Manuales: conceptos de manuales de organización y procedimientos. Objetivos personales y objetivos institucionales. Tipos de organizaciones. Principios básicos. Clasificación de las organizaciones. Organigrama, concepto. Tipos de organigramas. Jerarquías. Áreas o Departamentos. Puestos de trabajo. Clasificación de las organizaciones. Organización como Sistema. Subsistemas de la organización. Flujos de información y Procedimientos administrativos. Relaciones humanas, Principios. Liderazgos. Relaciones internas y externas. Comunicaciones. Responsabilidades. Problemas. Formatos. Planificación y Control, Concepto. Formas. Medios. Decisiones. Tipos. Clasificación. Responsabilidades y marco normativo preexistente. Condiciones y procedimientos. Definición y relaciones del procedimiento. Documentación establecida. Ética, Empresaria. Personal. Responsabilidad Social.</text:p>
      <text:h text:style-name="Heading_20_4" text:outline-level="4"><text:soft-page-break/>¿Qué es una empresa?</text:h>
      <text:h text:style-name="Heading_20_4" text:outline-level="4">¿Qué es un proceso, la estructura de la empresa?</text:h>
      <text:h text:style-name="Heading_20_4" text:outline-level="4">¿Qué importancia tienen los organigramas, las jerarquías? Qué es la organización como sistema?</text:h>
      <text:h text:style-name="Heading_20_4" text:outline-level="4">¿Cómo contribuyen los Flujos de información y Procedimientos Administrativos en la planificación y control?</text:h>
      <text:h text:style-name="Heading_20_5" text:outline-level="5">Bibliografía</text:h>
      <text:p text:style-name="First_20_paragraph">Barroso de Vega, Alicia; Liporace, Ana Maria - “Administración de empresas” - Ed. Plus Ultra -1a edición 1992</text:p>
      <text:h text:style-name="Heading_20_1" text:outline-level="1">UNIDAD DIDÁCTICA N° 4 - METODOLOGÍA CLÁSICA DE ESTUDIO DE SISTEMAS</text:h>
      <text:p text:style-name="First_20_paragraph"><text:span text:style-name="T1">Estudio de Sistemas</text:span>. Objetivo del análisis de sistemas. Procedimientos. Métodos. <text:span text:style-name="T1">Metodología del análisis de sistemas</text:span>. Tareas administrativas. Etapas del estudio. <text:span text:style-name="T1">Etapas del estudio de sistemas</text:span>. <text:span text:style-name="T1">Estudio preliminar</text:span>. Políticas de la organización. Problemáticas planteadas e identificadas. Definición de mandato. <text:span text:style-name="T1">Planeamiento del proyecto</text:span>. Contactos. Centros de decisión. Plan de acción. Presupuesto. <text:span text:style-name="T1">Relevamiento</text:span>. Recolección hechos. Validez de la información. Calidad vs Calidad de la información. <text:span text:style-name="T1">Técnicas y relaciones humanas en el relevamiento</text:span>. <text:span text:style-name="T1">Diagnóstico</text:span>. Evaluación y análisis de los hechos. Técnicas. <text:span text:style-name="T1">Diseño</text:span>. Desarrollo de nuevo procedimiento. Diseño Global. Factibilidad. Diseño detallado. <text:span text:style-name="T1">Construcción</text:span>. Elaboración de entregables analógicos y digitales. <text:span text:style-name="T1">Implementación</text:span>. Plan y organización de implementación. <text:span text:style-name="T1">Seguimiento y control</text:span>. Objetivos. Alcances. Formulación. Técnicas.</text:p>
      <text:h text:style-name="Heading_20_4" text:outline-level="4">¿Cuál es el objetivo del análisis de sistemas?</text:h>
      <text:h text:style-name="Heading_20_4" text:outline-level="4">¿Cuáles son las etapas de la metodología clásica en el análisis de sistemas?</text:h>
      <text:h text:style-name="Heading_20_5" text:outline-level="5">Estudio Preliminar</text:h>
      <text:p text:style-name="First_20_paragraph">Políticas de la organización. Problemáticas planteadas e identificadas. Definición de mandato.</text:p>
      <text:h text:style-name="Heading_20_5" text:outline-level="5">Planeamiento del proyecto</text:h>
      <text:p text:style-name="First_20_paragraph">Contactos. Centros de decisión. Plan de acción. Presupuesto.</text:p>
      <text:h text:style-name="Heading_20_5" text:outline-level="5">Relevamiento</text:h>
      <text:p text:style-name="First_20_paragraph">Recolección hechos. Validez de la información. Calidad vs Calidad de la información.</text:p>
      <text:p text:style-name="Text_20_body">Técnicas y relaciones humanas en el relevamiento.</text:p>
      <text:h text:style-name="Heading_20_5" text:outline-level="5"><text:soft-page-break/>Diagnóstico</text:h>
      <text:p text:style-name="First_20_paragraph">Evaluación y análisis de los hechos. Técnicas.</text:p>
      <text:h text:style-name="Heading_20_5" text:outline-level="5">Diseño</text:h>
      <text:p text:style-name="First_20_paragraph">Desarrollo de nuevo procedimiento. Diseño Global. Factibilidad. Diseño detallado.</text:p>
      <text:h text:style-name="Heading_20_5" text:outline-level="5">Construcción</text:h>
      <text:p text:style-name="First_20_paragraph">Elaboración de entregables analógicos y digitales.</text:p>
      <text:h text:style-name="Heading_20_5" text:outline-level="5">Implementación</text:h>
      <text:p text:style-name="First_20_paragraph">Plan y organización de implementación.</text:p>
      <text:h text:style-name="Heading_20_5" text:outline-level="5">Seguimiento y control</text:h>
      <text:p text:style-name="First_20_paragraph">Objetivos. Alcances. Formulación. Técnicas.</text:p>
      <text:h text:style-name="Heading_20_5" text:outline-level="5">Bibliografía:</text:h>
      <text:p text:style-name="First_20_paragraph">Alberto Lardent - “Sistemas de información para la gestión empresaria Procedimientos, Seguridad y Auditoría” Ed. Prentice Hall 2001 . Alberto Lardent - “Técnicas de organización, sistemas y métodos” Ed. El coloquio – 3a edición 2008 -Alberto Lardent - “Metodología del análisis y diseño de sistemas administrativos” - Ed. El coloquio – 2a edición 1976 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title/>
    <dc:date>2021-07-27T17:31:22.062776921</dc:date>
    <meta:editing-duration>PT4M11S</meta:editing-duration>
    <meta:editing-cycles>1</meta:editing-cycles>
    <meta:document-statistic meta:table-count="0" meta:image-count="0" meta:object-count="0" meta:page-count="3" meta:paragraph-count="43" meta:word-count="539" meta:character-count="4261" meta:non-whitespace-character-count="3760"/>
    <meta:generator>LibreOffice/7.0.4.2$Linux_X86_64 LibreOffice_project/00$Build-2</meta:generator>
  </office:meta>
</office:document-meta>
</file>